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0in" fo:margin-top="0in" fo:margin-bottom="0in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0.8361in" style:rel-column-width="1204*"/>
    </style:style>
    <style:style style:name="Таблица1.B" style:family="table-column">
      <style:table-column-properties style:column-width="0.8368in" style:rel-column-width="1205*"/>
    </style:style>
    <style:style style:name="Таблица1.1" style:family="table-row">
      <style:table-row-properties style:min-row-height="0.6903in"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1pt solid #ffbf00">
        <style:background-image/>
      </style:table-cell-properties>
    </style:style>
    <style:style style:name="Таблица1.C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1pt solid #ffbf00" fo:border-bottom="1pt solid #ffbf00">
        <style:background-image/>
      </style:table-cell-properties>
    </style:style>
    <style:style style:name="Таблица1.A2" style:family="table-cell">
      <style:table-cell-properties style:vertical-align="middle" fo:padding-left="0.075in" fo:padding-right="0.075in" fo:padding-top="0in" fo:padding-bottom="0in" fo:border="1pt solid #ffbf00"/>
    </style:style>
    <style:style style:name="Таблица1.B2" style:family="table-cell">
      <style:table-cell-properties style:vertical-align="middle" fo:padding-left="0.075in" fo:padding-right="0.075in" fo:padding-top="0in" fo:padding-bottom="0in" fo:border="1pt solid #ffbf00"/>
    </style:style>
    <style:style style:name="Таблица1.C2" style:family="table-cell">
      <style:table-cell-properties style:vertical-align="middle" fo:background-color="transparent" fo:padding-left="0.075in" fo:padding-right="0.075in" fo:padding-top="0in" fo:padding-bottom="0in" fo:border-left="none" fo:border-right="1pt solid #ffbf00" fo:border-top="none" fo:border-bottom="1pt solid #ffbf00">
        <style:background-image/>
      </style:table-cell-properties>
    </style:style>
    <style:style style:name="Таблица1.A3" style:family="table-cell">
      <style:table-cell-properties style:vertical-align="middle" fo:background-color="transparent" fo:padding-left="0.075in" fo:padding-right="0.075in" fo:padding-top="0in" fo:padding-bottom="0in" fo:border-left="1pt solid #ffbf00" fo:border-right="1pt solid #ffbf00" fo:border-top="none" fo:border-bottom="1pt solid #ffbf00">
        <style:background-image/>
      </style:table-cell-properties>
    </style:style>
    <style:style style:name="Таблица1.F3" style:family="table-cell">
      <style:table-cell-properties style:vertical-align="middle" fo:background-color="transparent" fo:padding-left="0.075in" fo:padding-right="0.075in" fo:padding-top="0in" fo:padding-bottom="0in" fo:border="0.5pt solid #ffbf00">
        <style:background-image/>
      </style:table-cell-properties>
    </style:style>
    <style:style style:name="Таблица1.F4" style:family="table-cell">
      <style:table-cell-properties style:vertical-align="middle" fo:background-color="transparent" fo:padding-left="0.075in" fo:padding-right="0.075in" fo:padding-top="0in" fo:padding-bottom="0in" fo:border-left="none" fo:border-right="1pt solid #ffbf00" fo:border-top="1pt solid #ffbf00" fo:border-bottom="1pt solid #ffbf00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rsid="000e1fb8" officeooo:paragraph-rsid="000e1fb8" style:font-size-asian="12.25pt" style:font-size-complex="14pt"/>
    </style:style>
    <style:style style:name="P2" style:family="paragraph" style:parent-style-name="Standard">
      <loext:graphic-properties draw:fill="solid" draw:fill-color="#262b33"/>
      <style:paragraph-properties fo:background-color="#262b33" fo:padding="0in" fo:border="none" style:shadow="none"/>
      <style:text-properties style:font-name="Times New Roman" fo:font-size="14pt" officeooo:rsid="000e1fb8" officeooo:paragraph-rsid="000e1fb8" style:font-size-asian="12.25pt" style:font-size-complex="14pt"/>
    </style:style>
    <style:style style:name="P3" style:family="paragraph" style:parent-style-name="Standard">
      <style:text-properties style:font-name="Times New Roman" fo:font-size="14pt" officeooo:rsid="00111f33" officeooo:paragraph-rsid="00111f33" style:font-size-asian="12.25pt" style:font-size-complex="14pt"/>
    </style:style>
    <style:style style:name="P4" style:family="paragraph" style:parent-style-name="Standard">
      <style:text-properties style:font-name="Times New Roman" fo:font-size="14pt" officeooo:rsid="00111f33" officeooo:paragraph-rsid="00122d24" style:font-size-asian="12.25pt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122d24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paragraph-rsid="00122d24" style:font-name-asian="Times New Roman1" style:font-size-asian="11pt" style:language-asian="ru" style:country-asian="RU" style:font-name-complex="Calibri1"/>
    </style:style>
    <style:style style:name="P7" style:family="paragraph" style:parent-style-name="Standard">
      <style:text-properties officeooo:paragraph-rsid="00122d24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172275" officeooo:paragraph-rsid="00172275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175af3" officeooo:paragraph-rsid="00175af3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18019c" officeooo:paragraph-rsid="0018019c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1a09e3" officeooo:paragraph-rsid="001a09e3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1eae6f" officeooo:paragraph-rsid="001eae6f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1edcb1" officeooo:paragraph-rsid="001edcb1"/>
    </style:style>
    <style:style style:name="T1" style:family="text">
      <style:text-properties fo:color="#000000" loext:opacity="100%" style:font-name="Calibri" fo:font-size="11pt" style:font-name-asian="Times New Roman1" style:font-size-asian="11pt" style:language-asian="ru" style:country-asian="RU" style:font-name-complex="Calibri1"/>
    </style:style>
    <style:style style:name="T2" style:family="text">
      <style:text-properties fo:color="#000000" loext:opacity="100%" style:font-name="Calibri" fo:font-size="11pt" officeooo:rsid="00138451" style:font-name-asian="Times New Roman1" style:font-size-asian="11pt" style:language-asian="ru" style:country-asian="RU" style:font-name-complex="Calibri1"/>
    </style:style>
    <style:style style:name="T3" style:family="text">
      <style:text-properties fo:color="#000000" loext:opacity="100%" style:font-name="Calibri" fo:font-size="11pt" officeooo:rsid="001501f5" style:font-name-asian="Times New Roman1" style:font-size-asian="11pt" style:language-asian="ru" style:country-asian="RU" style:font-name-complex="Calibri1"/>
    </style:style>
    <style:style style:name="T4" style:family="text">
      <style:text-properties fo:color="#000000" loext:opacity="100%" style:font-name="Calibri" fo:font-size="11pt" officeooo:rsid="0018a630" style:font-name-asian="Times New Roman1" style:font-size-asian="11pt" style:language-asian="ru" style:country-asian="RU" style:font-name-complex="Calibri1"/>
    </style:style>
    <style:style style:name="T5" style:family="text">
      <style:text-properties fo:color="#000000" loext:opacity="100%" style:font-name="Calibri" fo:font-size="11pt" officeooo:rsid="001a09e3" style:font-name-asian="Times New Roman1" style:font-size-asian="11pt" style:language-asian="ru" style:country-asian="RU" style:font-name-complex="Calibri1"/>
    </style:style>
    <style:style style:name="T6" style:family="text">
      <style:text-properties fo:color="#000000" loext:opacity="100%" style:font-name="Calibri" fo:font-size="11pt" officeooo:rsid="001adfce" style:font-name-asian="Times New Roman1" style:font-size-asian="11pt" style:language-asian="ru" style:country-asian="RU" style:font-name-complex="Calibri1"/>
    </style:style>
    <style:style style:name="T7" style:family="text">
      <style:text-properties fo:color="#000000" loext:opacity="100%" style:font-name="Calibri" fo:font-size="11pt" officeooo:rsid="001b5f10" style:font-name-asian="Times New Roman1" style:font-size-asian="11pt" style:language-asian="ru" style:country-asian="RU" style:font-name-complex="Calibri1"/>
    </style:style>
    <style:style style:name="T8" style:family="text">
      <style:text-properties fo:color="#000000" loext:opacity="100%" style:font-name="Calibri" fo:font-size="11pt" officeooo:rsid="001d0a9a" style:font-name-asian="Times New Roman1" style:font-size-asian="11pt" style:language-asian="ru" style:country-asian="RU" style:font-name-complex="Calibri1"/>
    </style:style>
    <style:style style:name="T9" style:family="text">
      <style:text-properties fo:color="#000000" loext:opacity="100%" style:font-name="Calibri" fo:font-size="11pt" officeooo:rsid="001eae6f" style:font-name-asian="Times New Roman1" style:font-size-asian="11pt" style:language-asian="ru" style:country-asian="RU" style:font-name-complex="Calibri1"/>
    </style:style>
    <style:style style:name="T10" style:family="text">
      <style:text-properties fo:color="#000000" loext:opacity="100%" style:font-name="Calibri" fo:font-size="11pt" officeooo:rsid="001edcb1" style:font-name-asian="Times New Roman1" style:font-size-asian="11pt" style:language-asian="ru" style:country-asian="RU" style:font-name-complex="Calibri1"/>
    </style:style>
    <style:style style:name="T11" style:family="text">
      <style:text-properties fo:color="#000000" loext:opacity="100%" style:font-name="Calibri" fo:font-size="11pt" officeooo:rsid="001fed4b" style:font-name-asian="Times New Roman1" style:font-size-asian="11pt" style:language-asian="ru" style:country-asian="RU" style:font-name-complex="Calibri1"/>
    </style:style>
    <style:style style:name="T12" style:family="text">
      <style:text-properties fo:color="#47bc9b" loext:opacity="100%" style:font-name="JetBrai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8f9d6a" loext:opacity="100%" style:font-name="JetBrai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9b859d" loext:opacity="100%" style:font-name="JetBrains Mono" fo:font-size="9pt" fo:font-style="italic" fo:font-weight="normal" style:font-size-asian="9pt" style:font-style-asian="italic" style:font-weight-asian="normal"/>
    </style:style>
    <style:style style:name="T15" style:family="text">
      <style:text-properties fo:color="#a7a7a7" loext:opacity="100%" style:font-name="JetBrai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cf6a4c" loext:opacity="100%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cda869" loext:opacity="100%" style:font-name="JetBrai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7587a6" loext:opacity="100%" style:font-name="JetBrai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f9ee98" loext:opacity="100%" style:font-name="JetBrains Mono" fo:font-size="9pt" fo:font-style="italic" fo:font-weight="normal" style:font-size-asian="9pt" style:font-style-asian="italic" style:font-weight-asian="normal"/>
    </style:style>
    <style:style style:name="T20" style:family="text">
      <style:text-properties fo:color="#f9ee98" loext:opacity="100%" style:font-name="JetBrains Mono" fo:font-size="9pt" fo:font-style="normal" fo:font-weight="bold" style:font-size-asian="9pt" style:font-style-asian="normal" style:font-weight-asian="bold"/>
    </style:style>
    <style:style style:name="T21" style:family="text">
      <style:text-properties fo:color="#c3d3de" loext:opacity="100%" style:font-name="JetBrains Mono" fo:font-size="9pt" fo:font-style="normal" fo:font-weight="normal" style:font-size-asian="9pt" style:font-style-asian="normal" style:font-weight-asian="normal"/>
    </style:style>
    <style:style style:name="T22" style:family="text">
      <style:text-properties officeooo:rsid="0021ad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кст программы <text:span text:style-name="T22">(три реализации)</text:span>:</text:p>
      <text:p text:style-name="P1"/>
      <text:p text:style-name="P2"><text:span text:style-name="T12">#include </text:span><text:span text:style-name="T13">&lt;iostream&gt;</text:span><text:line-break/><text:span text:style-name="T12">#include </text:span><text:span text:style-name="T13">&lt;vector&gt;</text:span><text:line-break/><text:span text:style-name="T12">#include </text:span><text:span text:style-name="T13">&lt;algorithm&gt;</text:span><text:line-break/><text:span text:style-name="T12">#include </text:span><text:span text:style-name="T13">&lt;future&gt;</text:span><text:line-break/><text:span text:style-name="T12">#include </text:span><text:span text:style-name="T13">&lt;chrono&gt;</text:span><text:line-break/><text:span text:style-name="T12">#include </text:span><text:span text:style-name="T13">&lt;ctime&gt;</text:span><text:line-break/><text:line-break/><text:span text:style-name="T14">using namespace </text:span><text:span text:style-name="T12">std</text:span><text:span text:style-name="T15">;</text:span><text:line-break/><text:span text:style-name="T14">using namespace </text:span><text:span text:style-name="T12">std</text:span><text:span text:style-name="T15">::</text:span><text:span text:style-name="T12">chrono</text:span><text:span text:style-name="T15">;</text:span><text:line-break/><text:span text:style-name="T14">int </text:span><text:span text:style-name="T16">SIZE </text:span><text:span text:style-name="T15">= </text:span><text:span text:style-name="T17">0</text:span><text:span text:style-name="T15">;</text:span><text:line-break/><text:line-break/><text:span text:style-name="T14">void </text:span><text:span text:style-name="T18">sizeEx</text:span><text:span text:style-name="T15">(</text:span><text:span text:style-name="T19">size_t </text:span><text:span text:style-name="T17">size</text:span><text:span text:style-name="T15">) {</text:span><text:line-break/><text:span text:style-name="T15"> <text:s text:c="3"/></text:span><text:span text:style-name="T16">SIZE </text:span><text:span text:style-name="T15">= </text:span><text:span text:style-name="T17">size</text:span><text:span text:style-name="T15">;</text:span><text:line-break/><text:span text:style-name="T15">}</text:span><text:line-break/><text:line-break/><text:span text:style-name="T14">template </text:span><text:span text:style-name="T15">&lt;</text:span><text:span text:style-name="T14">typename </text:span><text:span text:style-name="T19">RAIter</text:span><text:span text:style-name="T15">&gt;</text:span><text:line-break/><text:span text:style-name="T14">int </text:span><text:span text:style-name="T18">find_max</text:span><text:span text:style-name="T15">(</text:span><text:span text:style-name="T19">RAIter </text:span><text:span text:style-name="T17">beg</text:span><text:span text:style-name="T15">, </text:span><text:span text:style-name="T19">RAIter </text:span><text:span text:style-name="T17">end</text:span><text:span text:style-name="T15">)</text:span><text:line-break/><text:span text:style-name="T15">{</text:span><text:line-break/><text:span text:style-name="T15"> <text:s text:c="3"/></text:span><text:span text:style-name="T14">typename </text:span><text:span text:style-name="T19">RAIter</text:span><text:span text:style-name="T15">::</text:span><text:span text:style-name="T21">difference_type </text:span><text:span text:style-name="T16">len </text:span><text:span text:style-name="T15">= </text:span><text:span text:style-name="T17">end </text:span><text:span text:style-name="T18">- </text:span><text:span text:style-name="T17">beg</text:span><text:span text:style-name="T15">;</text:span><text:line-break/><text:line-break/><text:span text:style-name="T15"> <text:s text:c="3"/></text:span><text:span text:style-name="T14">if </text:span><text:span text:style-name="T15">(</text:span><text:span text:style-name="T16">len </text:span><text:span text:style-name="T18">&lt; </text:span><text:span text:style-name="T16">SIZE</text:span><text:span text:style-name="T15">/</text:span><text:span text:style-name="T17">3</text:span><text:span text:style-name="T15">) {</text:span><text:line-break/><text:span text:style-name="T15"> <text:s text:c="7"/></text:span><text:span text:style-name="T14">auto </text:span><text:span text:style-name="T16">it </text:span><text:span text:style-name="T15">= </text:span><text:span text:style-name="T18">max_element</text:span><text:span text:style-name="T15">(</text:span><text:span text:style-name="T17">beg</text:span><text:span text:style-name="T15">, </text:span><text:span text:style-name="T17">end</text:span><text:span text:style-name="T15">);</text:span><text:line-break/><text:span text:style-name="T15"> <text:s text:c="7"/></text:span><text:span text:style-name="T14">return </text:span><text:span text:style-name="T18">*</text:span><text:span text:style-name="T16">it</text:span><text:span text:style-name="T15">;</text:span><text:line-break/><text:span text:style-name="T15"> <text:s text:c="3"/>}</text:span><text:line-break/><text:line-break/><text:span text:style-name="T15"> <text:s text:c="3"/></text:span><text:span text:style-name="T19">RAIter </text:span><text:span text:style-name="T16">mid </text:span><text:span text:style-name="T15">= </text:span><text:span text:style-name="T17">beg </text:span><text:span text:style-name="T18">+ </text:span><text:span text:style-name="T16">len </text:span><text:span text:style-name="T18">/ </text:span><text:span text:style-name="T17">2</text:span><text:span text:style-name="T15">;</text:span><text:line-break/><text:span text:style-name="T15"> <text:s text:c="3"/></text:span><text:span text:style-name="T14">auto </text:span><text:span text:style-name="T16">handle </text:span><text:span text:style-name="T15">= </text:span><text:span text:style-name="T12">std</text:span><text:span text:style-name="T15">::</text:span><text:span text:style-name="T18">async</text:span><text:span text:style-name="T15">(</text:span><text:span text:style-name="T12">std</text:span><text:span text:style-name="T15">::</text:span><text:span text:style-name="T12">launch</text:span><text:span text:style-name="T15">::</text:span><text:span text:style-name="T17">async</text:span><text:span text:style-name="T15">, </text:span><text:span text:style-name="T18">find_max</text:span><text:span text:style-name="T15">&lt;</text:span><text:span text:style-name="T19">RAIter</text:span><text:span text:style-name="T15">&gt;, </text:span><text:span text:style-name="T16">mid</text:span><text:span text:style-name="T15">, </text:span><text:span text:style-name="T17">end</text:span><text:span text:style-name="T15">);</text:span><text:line-break/><text:span text:style-name="T15"> <text:s text:c="3"/></text:span><text:span text:style-name="T14">int </text:span><text:span text:style-name="T16">maxVal </text:span><text:span text:style-name="T15">= </text:span><text:span text:style-name="T18">find_max</text:span><text:span text:style-name="T15">(</text:span><text:span text:style-name="T17">beg</text:span><text:span text:style-name="T15">, </text:span><text:span text:style-name="T16">mid</text:span><text:span text:style-name="T15">);</text:span><text:line-break/><text:line-break/><text:span text:style-name="T15"> <text:s text:c="3"/></text:span><text:span text:style-name="T14">return </text:span><text:span text:style-name="T18">max</text:span><text:span text:style-name="T15">(</text:span><text:span text:style-name="T16">maxVal</text:span><text:span text:style-name="T15">, </text:span><text:span text:style-name="T16">handle</text:span><text:span text:style-name="T15">.</text:span><text:span text:style-name="T21">get</text:span><text:span text:style-name="T15">());</text:span><text:line-break/><text:span text:style-name="T15">}</text:span><text:line-break/><text:line-break/><text:span text:style-name="T14">template</text:span><text:span text:style-name="T15">&lt;</text:span><text:span text:style-name="T14">typename </text:span><text:span text:style-name="T19">Iterator</text:span><text:span text:style-name="T15">, </text:span><text:span text:style-name="T14">typename </text:span><text:span text:style-name="T19">T</text:span><text:span text:style-name="T15">&gt;</text:span><text:line-break/><text:span text:style-name="T14">struct </text:span><text:span text:style-name="T12">accumulate_block</text:span><text:line-break/><text:span text:style-name="T15">{</text:span><text:line-break/><text:span text:style-name="T15"> <text:s text:c="3"/></text:span><text:span text:style-name="T14">void operator</text:span><text:span text:style-name="T15">()(</text:span><text:span text:style-name="T19">Iterator </text:span><text:span text:style-name="T17">first</text:span><text:span text:style-name="T15">, </text:span><text:span text:style-name="T19">Iterator </text:span><text:span text:style-name="T17">last</text:span><text:span text:style-name="T15">, </text:span><text:span text:style-name="T19">T</text:span><text:span text:style-name="T15">&amp; </text:span><text:span text:style-name="T17">result</text:span><text:span text:style-name="T15">)</text:span><text:line-break/><text:span text:style-name="T15"> <text:s text:c="3"/>{</text:span><text:line-break/><text:span text:style-name="T15"> <text:s text:c="7"/></text:span><text:span text:style-name="T17">result </text:span><text:span text:style-name="T15">= </text:span><text:span text:style-name="T18">*</text:span><text:span text:style-name="T12">std</text:span><text:span text:style-name="T15">::</text:span><text:span text:style-name="T18">max_element</text:span><text:span text:style-name="T15">(</text:span><text:span text:style-name="T17">first</text:span><text:span text:style-name="T15">, </text:span><text:span text:style-name="T17">last</text:span><text:span text:style-name="T15">);</text:span><text:line-break/><text:span text:style-name="T15"> <text:s text:c="3"/>}</text:span><text:line-break/><text:span text:style-name="T15">};</text:span><text:line-break/><text:line-break/><text:span text:style-name="T14">template</text:span><text:span text:style-name="T15">&lt;</text:span><text:span text:style-name="T14">typename </text:span><text:span text:style-name="T19">Iterator</text:span><text:span text:style-name="T15">, </text:span><text:span text:style-name="T14">typename </text:span><text:span text:style-name="T19">T</text:span><text:span text:style-name="T15">&gt;</text:span><text:line-break/><text:span text:style-name="T19">T </text:span><text:span text:style-name="T18">parallel</text:span><text:span text:style-name="T15">(</text:span><text:span text:style-name="T19">Iterator </text:span><text:span text:style-name="T17">first</text:span><text:span text:style-name="T15">, </text:span><text:span text:style-name="T19">Iterator </text:span><text:span text:style-name="T17">last</text:span><text:span text:style-name="T15">, </text:span><text:span text:style-name="T19">T </text:span><text:span text:style-name="T17">init</text:span><text:span text:style-name="T15">)</text:span><text:line-break/><text:span text:style-name="T15">{</text:span><text:line-break/><text:span text:style-name="T15"> <text:s text:c="3"/></text:span><text:span text:style-name="T14">unsigned long const </text:span><text:span text:style-name="T16">length </text:span><text:span text:style-name="T15">= </text:span><text:span text:style-name="T12">std</text:span><text:span text:style-name="T15">::</text:span><text:span text:style-name="T18">distance</text:span><text:span text:style-name="T15">(</text:span><text:span text:style-name="T17">first</text:span><text:span text:style-name="T15">, </text:span><text:span text:style-name="T17">last</text:span><text:span text:style-name="T15">);</text:span><text:line-break/><text:line-break/><text:span text:style-name="T15"> <text:s text:c="3"/></text:span><text:span text:style-name="T14">if </text:span><text:span text:style-name="T15">(!</text:span><text:span text:style-name="T16">length</text:span><text:span text:style-name="T15">)</text:span><text:line-break/><text:span text:style-name="T15"> <text:s text:c="7"/></text:span><text:span text:style-name="T14">return </text:span><text:span text:style-name="T17">init</text:span><text:span text:style-name="T15">;</text:span><text:line-break/><text:line-break/><text:span text:style-name="T15"> <text:s text:c="3"/></text:span><text:span text:style-name="T14">unsigned long const </text:span><text:span text:style-name="T16">min_per_thread </text:span><text:span text:style-name="T15">= </text:span><text:span text:style-name="T17">25</text:span><text:span text:style-name="T15">;</text:span><text:line-break/><text:span text:style-name="T15"> <text:s text:c="3"/></text:span><text:span text:style-name="T14">unsigned long const </text:span><text:span text:style-name="T16">max_threads </text:span><text:span text:style-name="T15">= (</text:span><text:span text:style-name="T16">length </text:span><text:span text:style-name="T15">+ </text:span><text:span text:style-name="T16">min_per_thread </text:span><text:span text:style-name="T15">- </text:span><text:span text:style-name="T17">1</text:span><text:span text:style-name="T15">) / </text:span><text:span text:style-name="T16">min_per_thread</text:span><text:span text:style-name="T15">;</text:span><text:line-break/><text:span text:style-name="T15"> <text:s text:c="3"/></text:span><text:span text:style-name="T14">unsigned long const </text:span><text:span text:style-name="T16">hardware_threads </text:span><text:span text:style-name="T15">= </text:span><text:span text:style-name="T12">std</text:span><text:span text:style-name="T15">::</text:span><text:span text:style-name="T12">thread</text:span><text:span text:style-name="T15">::</text:span><text:span text:style-name="T18">hardware_concurrency</text:span><text:span text:style-name="T15">();</text:span><text:line-break/><text:span text:style-name="T15"> <text:s text:c="3"/></text:span><text:span text:style-name="T14">unsigned long const </text:span><text:span text:style-name="T16">num_threads </text:span><text:span text:style-name="T15">= </text:span><text:span text:style-name="T12">std</text:span><text:span text:style-name="T15">::</text:span><text:span text:style-name="T18">min</text:span><text:span text:style-name="T15">(</text:span><text:span text:style-name="T16">hardware_threads </text:span><text:span text:style-name="T15">!= </text:span><text:span text:style-name="T17">0 </text:span><text:span text:style-name="T15">? </text:span><text:span text:style-name="T16">hardware_threads </text:span><text:span text:style-name="T15">: </text:span><text:span text:style-name="T17">2</text:span><text:span text:style-name="T15">,</text:span><text:line-break/><text:span text:style-name="T15"> <text:s text:c="46"/></text:span><text:span text:style-name="T16">max_threads</text:span><text:span text:style-name="T15">);</text:span><text:line-break/><text:span text:style-name="T15"> <text:s text:c="3"/></text:span><text:span text:style-name="T14">unsigned long const </text:span><text:span text:style-name="T16">block_size </text:span><text:span text:style-name="T15">= </text:span><text:span text:style-name="T16">length </text:span><text:span text:style-name="T15">/ </text:span><text:span text:style-name="T16">num_threads</text:span><text:span text:style-name="T15">;</text:span><text:line-break/><text:span text:style-name="T15"> <text:s text:c="3"/></text:span><text:span text:style-name="T12">std</text:span><text:span text:style-name="T15">::</text:span><text:span text:style-name="T12">vector</text:span><text:span text:style-name="T15">&lt;</text:span><text:span text:style-name="T19">T</text:span><text:span text:style-name="T15">&gt; </text:span><text:span text:style-name="T16">results</text:span><text:span text:style-name="T15">(</text:span><text:span text:style-name="T16">num_threads</text:span><text:span text:style-name="T15">);</text:span><text:line-break/><text:line-break/><text:span text:style-name="T15"> <text:s text:c="3"/></text:span><text:span text:style-name="T12">std</text:span><text:span text:style-name="T15">::</text:span><text:span text:style-name="T12">vector</text:span><text:span text:style-name="T15">&lt;</text:span><text:span text:style-name="T12">std</text:span><text:span text:style-name="T15">::</text:span><text:span text:style-name="T12">thread</text:span><text:span text:style-name="T15">&gt; </text:span><text:span text:style-name="T16">threads</text:span><text:span text:style-name="T15">(</text:span><text:span text:style-name="T16">num_threads </text:span><text:span text:style-name="T15">- </text:span><text:span text:style-name="T17">1</text:span><text:span text:style-name="T15">);</text:span><text:line-break/><text:span text:style-name="T15"> <text:s text:c="3"/></text:span><text:span text:style-name="T19">Iterator </text:span><text:span text:style-name="T16">block_start </text:span><text:span text:style-name="T15">= </text:span><text:span text:style-name="T17">first</text:span><text:span text:style-name="T15">;</text:span><text:line-break/><text:soft-page-break/><text:line-break/><text:span text:style-name="T15"> <text:s text:c="3"/></text:span><text:span text:style-name="T14">for </text:span><text:span text:style-name="T15">(</text:span><text:span text:style-name="T14">auto </text:span><text:span text:style-name="T16">i </text:span><text:span text:style-name="T15">= </text:span><text:span text:style-name="T17">0</text:span><text:span text:style-name="T15">; </text:span><text:span text:style-name="T16">i </text:span><text:span text:style-name="T15">&lt; </text:span><text:span text:style-name="T16">num_threads </text:span><text:span text:style-name="T15">- </text:span><text:span text:style-name="T17">1</text:span><text:span text:style-name="T15">; ++</text:span><text:span text:style-name="T16">i</text:span><text:span text:style-name="T15">) {</text:span><text:line-break/><text:span text:style-name="T15"> <text:s text:c="7"/></text:span><text:span text:style-name="T19">Iterator </text:span><text:span text:style-name="T16">block_end </text:span><text:span text:style-name="T15">= </text:span><text:span text:style-name="T16">block_start</text:span><text:span text:style-name="T15">;</text:span><text:line-break/><text:span text:style-name="T15"> <text:s text:c="7"/></text:span><text:span text:style-name="T12">std</text:span><text:span text:style-name="T15">::</text:span><text:span text:style-name="T18">advance</text:span><text:span text:style-name="T15">(</text:span><text:span text:style-name="T16">block_end</text:span><text:span text:style-name="T15">, </text:span><text:span text:style-name="T16">block_size</text:span><text:span text:style-name="T15">);</text:span><text:line-break/><text:span text:style-name="T15"> <text:s text:c="7"/></text:span><text:span text:style-name="T16">threads</text:span><text:span text:style-name="T15">[</text:span><text:span text:style-name="T16">i</text:span><text:span text:style-name="T15">] = </text:span><text:span text:style-name="T12">std</text:span><text:span text:style-name="T15">::</text:span><text:span text:style-name="T12">thread</text:span><text:span text:style-name="T15">(</text:span><text:span text:style-name="T12">accumulate_block</text:span><text:span text:style-name="T15">&lt;</text:span><text:span text:style-name="T19">Iterator</text:span><text:span text:style-name="T15">, </text:span><text:span text:style-name="T19">T</text:span><text:span text:style-name="T15">&gt;(), </text:span><text:span text:style-name="T16">block_start</text:span><text:span text:style-name="T15">, </text:span><text:span text:style-name="T16">block_end</text:span><text:span text:style-name="T15">,</text:span><text:line-break/><text:line-break/><text:span text:style-name="T15"> <text:s text:c="32"/></text:span><text:span text:style-name="T12">std</text:span><text:span text:style-name="T15">::</text:span><text:span text:style-name="T18">ref</text:span><text:span text:style-name="T15">(</text:span><text:span text:style-name="T16">results</text:span><text:span text:style-name="T15">[</text:span><text:span text:style-name="T16">i</text:span><text:span text:style-name="T15">]));</text:span><text:line-break/><text:line-break/><text:span text:style-name="T15"> <text:s text:c="7"/></text:span><text:span text:style-name="T16">block_start </text:span><text:span text:style-name="T15">= </text:span><text:span text:style-name="T16">block_end</text:span><text:span text:style-name="T15">;</text:span><text:line-break/><text:span text:style-name="T15"> <text:s text:c="3"/>}</text:span><text:line-break/><text:line-break/><text:span text:style-name="T15"> <text:s text:c="3"/></text:span><text:span text:style-name="T12">accumulate_block</text:span><text:span text:style-name="T15">&lt;</text:span><text:span text:style-name="T19">Iterator</text:span><text:span text:style-name="T15">, </text:span><text:span text:style-name="T19">T</text:span><text:span text:style-name="T15">&gt;() (</text:span><text:span text:style-name="T16">block_start</text:span><text:span text:style-name="T15">, </text:span><text:span text:style-name="T17">last</text:span><text:span text:style-name="T15">, </text:span><text:span text:style-name="T16">results</text:span><text:span text:style-name="T15">[</text:span><text:span text:style-name="T16">num_threads </text:span><text:span text:style-name="T15">- </text:span><text:span text:style-name="T17">1</text:span><text:span text:style-name="T15">]);</text:span><text:line-break/><text:line-break/><text:span text:style-name="T15"> <text:s text:c="3"/></text:span><text:span text:style-name="T14">for </text:span><text:span text:style-name="T15">(</text:span><text:span text:style-name="T14">auto</text:span><text:span text:style-name="T15">&amp; </text:span><text:span text:style-name="T16">entry </text:span><text:span text:style-name="T15">: </text:span><text:span text:style-name="T16">threads</text:span><text:span text:style-name="T15">)</text:span><text:line-break/><text:span text:style-name="T15"> <text:s text:c="7"/></text:span><text:span text:style-name="T16">entry</text:span><text:span text:style-name="T15">.</text:span><text:span text:style-name="T18">join</text:span><text:span text:style-name="T15">();</text:span><text:line-break/><text:line-break/><text:span text:style-name="T15"> <text:s text:c="3"/></text:span><text:span text:style-name="T14">return </text:span><text:span text:style-name="T18">*</text:span><text:span text:style-name="T12">std</text:span><text:span text:style-name="T15">::</text:span><text:span text:style-name="T18">max_element</text:span><text:span text:style-name="T15">(</text:span><text:span text:style-name="T16">results</text:span><text:span text:style-name="T15">.</text:span><text:span text:style-name="T21">begin</text:span><text:span text:style-name="T15">(), </text:span><text:span text:style-name="T16">results</text:span><text:span text:style-name="T15">.</text:span><text:span text:style-name="T21">end</text:span><text:span text:style-name="T15">());</text:span><text:line-break/><text:span text:style-name="T15">}</text:span><text:line-break/><text:span text:style-name="T14">void </text:span><text:span text:style-name="T18">fill_row</text:span><text:span text:style-name="T15">(</text:span><text:span text:style-name="T12">std</text:span><text:span text:style-name="T15">::</text:span><text:span text:style-name="T12">vector</text:span><text:span text:style-name="T15">&lt;</text:span><text:span text:style-name="T14">int</text:span><text:span text:style-name="T15">&gt;&amp; </text:span><text:span text:style-name="T17">row</text:span><text:span text:style-name="T15">)</text:span><text:line-break/><text:span text:style-name="T15">{</text:span><text:line-break/><text:span text:style-name="T15"> <text:s text:c="3"/></text:span><text:span text:style-name="T18">srand</text:span><text:span text:style-name="T15">(</text:span><text:span text:style-name="T14">static_cast</text:span><text:span text:style-name="T15">&lt;</text:span><text:span text:style-name="T14">unsigned</text:span><text:span text:style-name="T15">&gt;(</text:span><text:span text:style-name="T18">time</text:span><text:span text:style-name="T15">(</text:span><text:span text:style-name="T17">0</text:span><text:span text:style-name="T15">)));</text:span><text:line-break/><text:span text:style-name="T15"> <text:s text:c="3"/></text:span><text:span text:style-name="T12">std</text:span><text:span text:style-name="T15">::</text:span><text:span text:style-name="T18">generate</text:span><text:span text:style-name="T15">(</text:span><text:span text:style-name="T17">row</text:span><text:span text:style-name="T15">.</text:span><text:span text:style-name="T18">begin</text:span><text:span text:style-name="T15">(), </text:span><text:span text:style-name="T17">row</text:span><text:span text:style-name="T15">.</text:span><text:span text:style-name="T18">end</text:span><text:span text:style-name="T15">(), []() { </text:span><text:span text:style-name="T14">return </text:span><text:span text:style-name="T18">rand</text:span><text:span text:style-name="T15">() % </text:span><text:span text:style-name="T17">1000</text:span><text:span text:style-name="T15">; });</text:span><text:line-break/><text:span text:style-name="T15">}</text:span><text:line-break/><text:line-break/><text:span text:style-name="T14">int </text:span><text:span text:style-name="T18">main</text:span><text:span text:style-name="T15">()</text:span><text:line-break/><text:span text:style-name="T15">{</text:span><text:line-break/><text:span text:style-name="T15"> <text:s text:c="3"/></text:span><text:span text:style-name="T18">sizeEx</text:span><text:span text:style-name="T15">(</text:span><text:span text:style-name="T17">10000</text:span><text:span text:style-name="T15">);</text:span><text:line-break/><text:line-break/><text:span text:style-name="T15"> <text:s text:c="3"/></text:span><text:span text:style-name="T18">srand</text:span><text:span text:style-name="T15">(</text:span><text:span text:style-name="T18">time</text:span><text:span text:style-name="T15">(</text:span><text:span text:style-name="T20">NULL</text:span><text:span text:style-name="T15">));</text:span><text:line-break/><text:span text:style-name="T15"> <text:s text:c="3"/></text:span><text:span text:style-name="T14">int </text:span><text:span text:style-name="T16">n </text:span><text:span text:style-name="T15">= </text:span><text:span text:style-name="T16">SIZE</text:span><text:span text:style-name="T15">;</text:span><text:line-break/><text:span text:style-name="T15"> <text:s text:c="3"/></text:span><text:span text:style-name="T12">vector</text:span><text:span text:style-name="T15">&lt;</text:span><text:span text:style-name="T14">int</text:span><text:span text:style-name="T15">&gt; </text:span><text:span text:style-name="T16">mat</text:span><text:span text:style-name="T15">(</text:span><text:span text:style-name="T16">n</text:span><text:span text:style-name="T15">);</text:span><text:line-break/><text:span text:style-name="T15"> <text:s text:c="3"/></text:span><text:span text:style-name="T16">cout </text:span><text:span text:style-name="T15">&lt;&lt; </text:span><text:span text:style-name="T13">"Sequence: </text:span><text:span text:style-name="T15">\n</text:span><text:span text:style-name="T13">"</text:span><text:span text:style-name="T15">;</text:span><text:line-break/><text:span text:style-name="T15"> <text:s text:c="3"/></text:span><text:span text:style-name="T14">for </text:span><text:span text:style-name="T15">(</text:span><text:span text:style-name="T14">int </text:span><text:span text:style-name="T16">i </text:span><text:span text:style-name="T15">= </text:span><text:span text:style-name="T17">0</text:span><text:span text:style-name="T15">; </text:span><text:span text:style-name="T16">i </text:span><text:span text:style-name="T15">&lt; </text:span><text:span text:style-name="T16">n</text:span><text:span text:style-name="T15">; </text:span><text:span text:style-name="T16">i</text:span><text:span text:style-name="T15">++)</text:span><text:line-break/><text:span text:style-name="T15"> <text:s text:c="3"/>{</text:span><text:line-break/><text:span text:style-name="T15"> <text:s text:c="7"/></text:span><text:span text:style-name="T16">mat</text:span><text:span text:style-name="T15">[</text:span><text:span text:style-name="T16">i</text:span><text:span text:style-name="T15">] = </text:span><text:span text:style-name="T18">rand</text:span><text:span text:style-name="T15">() % </text:span><text:span text:style-name="T17">200 </text:span><text:span text:style-name="T15">- </text:span><text:span text:style-name="T17">100</text:span><text:span text:style-name="T15">;</text:span><text:line-break/><text:span text:style-name="T15"> <text:s text:c="3"/>}</text:span><text:line-break/><text:span text:style-name="T15"> <text:s text:c="3"/></text:span><text:span text:style-name="T14">int </text:span><text:span text:style-name="T16">max </text:span><text:span text:style-name="T15">= </text:span><text:span text:style-name="T16">mat</text:span><text:span text:style-name="T15">[</text:span><text:span text:style-name="T17">0</text:span><text:span text:style-name="T15">];</text:span><text:line-break/><text:line-break/><text:span text:style-name="T15"> <text:s text:c="3"/></text:span><text:span text:style-name="T14">auto </text:span><text:span text:style-name="T16">start </text:span><text:span text:style-name="T15">= </text:span><text:span text:style-name="T12">std</text:span><text:span text:style-name="T15">::</text:span><text:span text:style-name="T12">chrono</text:span><text:span text:style-name="T15">::</text:span><text:span text:style-name="T12">steady_clock</text:span><text:span text:style-name="T15">::</text:span><text:span text:style-name="T18">now</text:span><text:span text:style-name="T15">();</text:span><text:line-break/><text:span text:style-name="T15"> <text:s text:c="3"/></text:span><text:span text:style-name="T14">for </text:span><text:span text:style-name="T15">(</text:span><text:span text:style-name="T14">auto </text:span><text:span text:style-name="T16">val </text:span><text:span text:style-name="T15">: </text:span><text:span text:style-name="T16">mat</text:span><text:span text:style-name="T15">)</text:span><text:line-break/><text:span text:style-name="T15"> <text:s text:c="3"/>{</text:span><text:line-break/><text:span text:style-name="T15"> <text:s text:c="7"/></text:span><text:span text:style-name="T14">if </text:span><text:span text:style-name="T15">(</text:span><text:span text:style-name="T16">max </text:span><text:span text:style-name="T15">&lt; </text:span><text:span text:style-name="T16">val</text:span><text:span text:style-name="T15">)</text:span><text:line-break/><text:span text:style-name="T15"> <text:s text:c="11"/></text:span><text:span text:style-name="T16">max </text:span><text:span text:style-name="T15">= </text:span><text:span text:style-name="T16">val</text:span><text:span text:style-name="T15">;</text:span><text:line-break/><text:span text:style-name="T15"> <text:s text:c="3"/>}</text:span><text:line-break/><text:line-break/><text:span text:style-name="T15"> <text:s text:c="3"/></text:span><text:span text:style-name="T14">auto </text:span><text:span text:style-name="T16">end </text:span><text:span text:style-name="T15">= </text:span><text:span text:style-name="T12">std</text:span><text:span text:style-name="T15">::</text:span><text:span text:style-name="T12">chrono</text:span><text:span text:style-name="T15">::</text:span><text:span text:style-name="T12">steady_clock</text:span><text:span text:style-name="T15">::</text:span><text:span text:style-name="T18">now</text:span><text:span text:style-name="T15">();</text:span><text:line-break/><text:span text:style-name="T15"> <text:s text:c="3"/></text:span><text:span text:style-name="T12">std</text:span><text:span text:style-name="T15">::</text:span><text:span text:style-name="T12">chrono</text:span><text:span text:style-name="T15">::</text:span><text:span text:style-name="T12">duration</text:span><text:span text:style-name="T15">&lt;</text:span><text:span text:style-name="T14">double</text:span><text:span text:style-name="T15">&gt; </text:span><text:span text:style-name="T16">elapsed_seconds </text:span><text:span text:style-name="T15">= </text:span><text:span text:style-name="T16">end </text:span><text:span text:style-name="T15">- </text:span><text:span text:style-name="T16">start</text:span><text:span text:style-name="T15">;</text:span><text:line-break/><text:line-break/><text:span text:style-name="T15"> <text:s text:c="3"/></text:span><text:span text:style-name="T16">cout </text:span><text:span text:style-name="T15">&lt;&lt; </text:span><text:span text:style-name="T13">"Maximal value: " </text:span><text:span text:style-name="T15">&lt;&lt; </text:span><text:span text:style-name="T16">max </text:span><text:span text:style-name="T15">&lt;&lt; </text:span><text:span text:style-name="T18">endl</text:span><text:span text:style-name="T15">;</text:span><text:line-break/><text:span text:style-name="T15"> <text:s text:c="3"/></text:span><text:span text:style-name="T16">cout </text:span><text:span text:style-name="T15">&lt;&lt; </text:span><text:span text:style-name="T13">"Time: " </text:span><text:span text:style-name="T15">&lt;&lt; </text:span><text:span text:style-name="T16">elapsed_seconds</text:span><text:span text:style-name="T15">.</text:span><text:span text:style-name="T18">count</text:span><text:span text:style-name="T15">() &lt;&lt; </text:span><text:span text:style-name="T13">" s." </text:span><text:span text:style-name="T15">&lt;&lt; </text:span><text:span text:style-name="T18">endl</text:span><text:span text:style-name="T15">;</text:span><text:line-break/><text:span text:style-name="T15"> <text:s text:c="3"/></text:span><text:line-break/><text:span text:style-name="T15"> <text:s text:c="3"/></text:span><text:span text:style-name="T18">srand</text:span><text:span text:style-name="T15">(</text:span><text:span text:style-name="T18">time</text:span><text:span text:style-name="T15">(</text:span><text:span text:style-name="T20">NULL</text:span><text:span text:style-name="T15">));</text:span><text:line-break/><text:span text:style-name="T15"> <text:s text:c="3"/></text:span><text:span text:style-name="T16">cout </text:span><text:span text:style-name="T15">&lt;&lt; </text:span><text:span text:style-name="T13">"Divide and Conquer</text:span><text:span text:style-name="T15">\n</text:span><text:span text:style-name="T13">"</text:span><text:span text:style-name="T15">;</text:span><text:line-break/><text:span text:style-name="T15"> <text:s text:c="3"/></text:span><text:span text:style-name="T16">n </text:span><text:span text:style-name="T15">= </text:span><text:span text:style-name="T16">SIZE</text:span><text:span text:style-name="T15">;</text:span><text:line-break/><text:span text:style-name="T15"> <text:s text:c="3"/></text:span><text:span text:style-name="T12">std</text:span><text:span text:style-name="T15">::</text:span><text:span text:style-name="T12">vector</text:span><text:span text:style-name="T15">&lt;</text:span><text:span text:style-name="T14">int</text:span><text:span text:style-name="T15">&gt; </text:span><text:span text:style-name="T16">v</text:span><text:span text:style-name="T15">(</text:span><text:span text:style-name="T16">n</text:span><text:span text:style-name="T15">);</text:span><text:line-break/><text:span text:style-name="T15"> <text:s text:c="3"/></text:span><text:span text:style-name="T14">for </text:span><text:span text:style-name="T15">(</text:span><text:span text:style-name="T14">int </text:span><text:span text:style-name="T16">i </text:span><text:span text:style-name="T15">= </text:span><text:span text:style-name="T17">0</text:span><text:span text:style-name="T15">; </text:span><text:span text:style-name="T16">i </text:span><text:span text:style-name="T15">&lt; </text:span><text:span text:style-name="T16">v</text:span><text:span text:style-name="T15">.</text:span><text:span text:style-name="T18">size</text:span><text:span text:style-name="T15">(); </text:span><text:span text:style-name="T16">i</text:span><text:span text:style-name="T15">++)</text:span><text:line-break/><text:span text:style-name="T15"> <text:s text:c="3"/>{</text:span><text:line-break/><text:span text:style-name="T15"> <text:s text:c="7"/></text:span><text:span text:style-name="T16">v</text:span><text:span text:style-name="T15">[</text:span><text:span text:style-name="T16">i</text:span><text:span text:style-name="T15">] = </text:span><text:span text:style-name="T18">rand</text:span><text:span text:style-name="T15">() % </text:span><text:span text:style-name="T17">200 </text:span><text:span text:style-name="T15">- </text:span><text:span text:style-name="T17">100</text:span><text:span text:style-name="T15">;</text:span><text:line-break/><text:span text:style-name="T15"> <text:s text:c="3"/>}</text:span><text:line-break/><text:span text:style-name="T15"> <text:s text:c="3"/></text:span><text:span text:style-name="T16">start </text:span><text:span text:style-name="T15">= </text:span><text:span text:style-name="T12">std</text:span><text:span text:style-name="T15">::</text:span><text:span text:style-name="T12">chrono</text:span><text:span text:style-name="T15">::</text:span><text:span text:style-name="T12">steady_clock</text:span><text:span text:style-name="T15">::</text:span><text:span text:style-name="T18">now</text:span><text:span text:style-name="T15">();</text:span><text:line-break/><text:span text:style-name="T15"> <text:s text:c="3"/></text:span><text:span text:style-name="T16">cout </text:span><text:span text:style-name="T15">&lt;&lt; </text:span><text:span text:style-name="T13">"Maximal value: " </text:span><text:span text:style-name="T15">&lt;&lt; </text:span><text:span text:style-name="T18">find_max</text:span><text:span text:style-name="T15">(</text:span><text:span text:style-name="T16">v</text:span><text:span text:style-name="T15">.</text:span><text:span text:style-name="T18">begin</text:span><text:span text:style-name="T15">(), </text:span><text:span text:style-name="T16">v</text:span><text:span text:style-name="T15">.</text:span><text:span text:style-name="T18">end</text:span><text:span text:style-name="T15">()) &lt;&lt; </text:span><text:span text:style-name="T13">'</text:span><text:span text:style-name="T15">\n</text:span><text:span text:style-name="T13">'</text:span><text:span text:style-name="T15">;</text:span><text:line-break/><text:span text:style-name="T15"> <text:s text:c="3"/></text:span><text:span text:style-name="T16">end </text:span><text:span text:style-name="T15">= </text:span><text:span text:style-name="T12">std</text:span><text:span text:style-name="T15">::</text:span><text:span text:style-name="T12">chrono</text:span><text:span text:style-name="T15">::</text:span><text:span text:style-name="T12">steady_clock</text:span><text:span text:style-name="T15">::</text:span><text:span text:style-name="T18">now</text:span><text:span text:style-name="T15">();</text:span><text:line-break/><text:span text:style-name="T15"> <text:s text:c="3"/></text:span><text:span text:style-name="T16">cout </text:span><text:span text:style-name="T15">&lt;&lt; </text:span><text:span text:style-name="T13">"Time: " </text:span><text:span text:style-name="T15">&lt;&lt; </text:span><text:span text:style-name="T12">std</text:span><text:span text:style-name="T15">::</text:span><text:span text:style-name="T12">chrono</text:span><text:span text:style-name="T15">::</text:span><text:span text:style-name="T18">duration</text:span><text:span text:style-name="T15">&lt;</text:span><text:span text:style-name="T14">double</text:span><text:span text:style-name="T15">&gt;(</text:span><text:span text:style-name="T16">end </text:span><text:span text:style-name="T15">- </text:span><text:span text:style-name="T16">start</text:span><text:span text:style-name="T15">).</text:span><text:span text:style-name="T18">count</text:span><text:span text:style-name="T15">() &lt;&lt; </text:span><text:span text:style-name="T13">" s." </text:span><text:span text:style-name="T15">&lt;&lt; </text:span><text:span text:style-name="T18">endl</text:span><text:span text:style-name="T15">;</text:span><text:line-break/><text:soft-page-break/><text:line-break/><text:span text:style-name="T15"> <text:s text:c="3"/></text:span><text:span text:style-name="T12">std</text:span><text:span text:style-name="T15">::</text:span><text:span text:style-name="T16">cout </text:span><text:span text:style-name="T15">&lt;&lt; </text:span><text:span text:style-name="T13">"Parrallel:</text:span><text:span text:style-name="T15">\n</text:span><text:span text:style-name="T13">"</text:span><text:span text:style-name="T15">;</text:span><text:line-break/><text:span text:style-name="T15"> <text:s text:c="3"/></text:span><text:span text:style-name="T14">const int </text:span><text:span text:style-name="T16">N </text:span><text:span text:style-name="T15">= </text:span><text:span text:style-name="T16">SIZE</text:span><text:span text:style-name="T15">;</text:span><text:line-break/><text:span text:style-name="T15"> <text:s text:c="3"/></text:span><text:span text:style-name="T12">std</text:span><text:span text:style-name="T15">::</text:span><text:span text:style-name="T12">vector</text:span><text:span text:style-name="T15">&lt;</text:span><text:span text:style-name="T14">int</text:span><text:span text:style-name="T15">&gt; </text:span><text:span text:style-name="T16">matrix</text:span><text:span text:style-name="T15">(</text:span><text:span text:style-name="T16">N</text:span><text:span text:style-name="T15">);</text:span><text:line-break/><text:span text:style-name="T15"> <text:s text:c="3"/></text:span><text:span text:style-name="T18">fill_row</text:span><text:span text:style-name="T15">(</text:span><text:span text:style-name="T16">matrix</text:span><text:span text:style-name="T15">);</text:span><text:line-break/><text:span text:style-name="T15"> <text:s text:c="3"/></text:span><text:span text:style-name="T16">start </text:span><text:span text:style-name="T15">= </text:span><text:span text:style-name="T12">std</text:span><text:span text:style-name="T15">::</text:span><text:span text:style-name="T12">chrono</text:span><text:span text:style-name="T15">::</text:span><text:span text:style-name="T12">steady_clock</text:span><text:span text:style-name="T15">::</text:span><text:span text:style-name="T18">now</text:span><text:span text:style-name="T15">();</text:span><text:line-break/><text:span text:style-name="T15"> <text:s text:c="3"/></text:span><text:span text:style-name="T14">int </text:span><text:span text:style-name="T16">max_el </text:span><text:span text:style-name="T15">= </text:span><text:span text:style-name="T18">parallel</text:span><text:span text:style-name="T15">(</text:span><text:span text:style-name="T16">matrix</text:span><text:span text:style-name="T15">.</text:span><text:span text:style-name="T18">begin</text:span><text:span text:style-name="T15">(), </text:span><text:span text:style-name="T16">matrix</text:span><text:span text:style-name="T15">.</text:span><text:span text:style-name="T18">end</text:span><text:span text:style-name="T15">(), </text:span><text:span text:style-name="T17">0</text:span><text:span text:style-name="T15">);</text:span><text:line-break/><text:span text:style-name="T15"> <text:s text:c="3"/></text:span><text:span text:style-name="T16">end </text:span><text:span text:style-name="T15">= </text:span><text:span text:style-name="T12">std</text:span><text:span text:style-name="T15">::</text:span><text:span text:style-name="T12">chrono</text:span><text:span text:style-name="T15">::</text:span><text:span text:style-name="T12">steady_clock</text:span><text:span text:style-name="T15">::</text:span><text:span text:style-name="T18">now</text:span><text:span text:style-name="T15">();</text:span><text:line-break/><text:span text:style-name="T15"> <text:s text:c="3"/></text:span><text:span text:style-name="T12">std</text:span><text:span text:style-name="T15">::</text:span><text:span text:style-name="T16">cout </text:span><text:span text:style-name="T15">&lt;&lt; </text:span><text:span text:style-name="T13">"Time: " </text:span><text:span text:style-name="T15">&lt;&lt; </text:span><text:span text:style-name="T12">std</text:span><text:span text:style-name="T15">::</text:span><text:span text:style-name="T12">chrono</text:span><text:span text:style-name="T15">::</text:span><text:span text:style-name="T18">duration</text:span><text:span text:style-name="T15">&lt;</text:span><text:span text:style-name="T14">double</text:span><text:span text:style-name="T15">&gt;(</text:span><text:span text:style-name="T16">end </text:span><text:span text:style-name="T15">- </text:span><text:span text:style-name="T16">start</text:span><text:span text:style-name="T15">).</text:span><text:span text:style-name="T18">count</text:span><text:span text:style-name="T15">() &lt;&lt; </text:span><text:span text:style-name="T13">" s." </text:span><text:span text:style-name="T15">&lt;&lt; </text:span><text:span text:style-name="T13">"</text:span><text:span text:style-name="T15">\n</text:span><text:span text:style-name="T13">"</text:span><text:span text:style-name="T15">;</text:span><text:line-break/><text:span text:style-name="T15"> <text:s text:c="3"/></text:span><text:span text:style-name="T14">return </text:span><text:span text:style-name="T17">0</text:span><text:span text:style-name="T15">;</text:span><text:line-break/><text:span text:style-name="T15">}</text:span><text:line-break/></text:p>
      <text:p text:style-name="P1"/>
      <text:p text:style-name="P1"/>
      <text:p text:style-name="P3">Результаты экспериментов:</text:p>
      <text:p text:style-name="P3"/>
      <text:p text:style-name="P4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 table:number-columns-repeated="3"/>
        <table:table-row table:style-name="Таблица1.1">
          <table:table-cell table:style-name="Таблица1.A1" table:number-rows-spanned="2" office:value-type="string">
            <text:p text:style-name="P5"><text:span text:style-name="T1">Размерность задачи</text:span></text:p>
          </table:table-cell>
          <table:table-cell table:style-name="Таблица1.A1" table:number-rows-spanned="2" office:value-type="string">
            <text:p text:style-name="P5"><text:span text:style-name="T11">Последовательная програма</text:span><text:span text:style-name="T1">, мкс</text:span></text:p>
          </table:table-cell>
          <table:table-cell table:style-name="Таблица1.C1" table:number-columns-spanned="3" office:value-type="string">
            <text:p text:style-name="P5"><text:span text:style-name="T1">Параллельная программа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<text:span text:style-name="T1">Разделяй и властвуй</text:span></text:p>
          </table:table-cell>
          <table:covered-table-cell/>
          <table:covered-table-cell/>
        </table:table-row>
        <table:table-row table:style-name="Таблица1.1">
          <table:covered-table-cell table:style-name="Таблица1.A2"/>
          <table:covered-table-cell table:style-name="Таблица1.B2"/>
          <table:table-cell table:style-name="Таблица1.C2" office:value-type="string">
            <text:p text:style-name="P5"><text:span text:style-name="T1">Время выполнения</text:span></text:p>
          </table:table-cell>
          <table:table-cell table:style-name="Таблица1.C2" office:value-type="string">
            <text:p text:style-name="P5"><text:span text:style-name="T1">Ускорение</text:span></text:p>
          </table:table-cell>
          <table:table-cell table:style-name="Таблица1.C2" office:value-type="string">
            <text:p text:style-name="P5"><text:span text:style-name="T1">Эффективность</text:span></text:p>
          </table:table-cell>
          <table:table-cell table:style-name="Таблица1.C2" office:value-type="string">
            <text:p text:style-name="P5"><text:span text:style-name="T1">Время выполнения</text:span></text:p>
          </table:table-cell>
          <table:table-cell table:style-name="Таблица1.C2" office:value-type="string">
            <text:p text:style-name="P5"><text:span text:style-name="T1">Ускорение</text:span></text:p>
          </table:table-cell>
          <table:table-cell table:style-name="Таблица1.C2" office:value-type="string">
            <text:p text:style-name="P5"><text:span text:style-name="T1">Эффективность</text:span></text:p>
          </table:table-cell>
        </table:table-row>
        <table:table-row table:style-name="Таблица1.1">
          <table:table-cell table:style-name="Таблица1.A3" office:value-type="string">
            <text:p text:style-name="P5"><text:span text:style-name="T1">10</text:span><text:span text:style-name="T2">^4</text:span></text:p>
          </table:table-cell>
          <table:table-cell table:style-name="Таблица1.C2" office:value-type="string">
            <text:p text:style-name="P5"><text:span text:style-name="T3">305</text:span><text:span text:style-name="T1">,6</text:span></text:p>
          </table:table-cell>
          <table:table-cell table:style-name="Таблица1.C2" office:value-type="string">
            <text:p text:style-name="P10"><text:span text:style-name="T1">1235,</text:span><text:span text:style-name="T4">4</text:span></text:p>
          </table:table-cell>
          <table:table-cell table:style-name="Таблица1.C2" office:value-type="string">
            <text:p text:style-name="P5"><text:span text:style-name="T1">0,</text:span><text:span text:style-name="T5">25632</text:span></text:p>
          </table:table-cell>
          <table:table-cell table:style-name="Таблица1.C2" office:value-type="string">
            <text:p text:style-name="P5"><text:span text:style-name="T1">0,0</text:span><text:span text:style-name="T7">6352</text:span></text:p>
          </table:table-cell>
          <table:table-cell table:style-name="Таблица1.F3" office:value-type="string">
            <text:p text:style-name="P12"><text:span text:style-name="T1">1256,3</text:span></text:p>
          </table:table-cell>
          <table:table-cell table:style-name="Таблица1.A3" office:value-type="string">
            <text:p text:style-name="P5"><text:span text:style-name="T1">0,</text:span><text:span text:style-name="T9">21256</text:span></text:p>
          </table:table-cell>
          <table:table-cell table:style-name="Таблица1.C2" office:value-type="string">
            <text:p text:style-name="P5"><text:span text:style-name="T1">0,0</text:span><text:span text:style-name="T9">5325</text:span></text:p>
          </table:table-cell>
        </table:table-row>
        <table:table-row table:style-name="Таблица1.1">
          <table:table-cell table:style-name="Таблица1.A3" office:value-type="string">
            <text:p text:style-name="P5"><text:span text:style-name="T1">10</text:span><text:span text:style-name="T2">^5</text:span></text:p>
          </table:table-cell>
          <table:table-cell table:style-name="Таблица1.C2" office:value-type="string">
            <text:p text:style-name="P5"><text:span text:style-name="T3">3256</text:span><text:span text:style-name="T1">,2</text:span></text:p>
          </table:table-cell>
          <table:table-cell table:style-name="Таблица1.C2" office:value-type="string">
            <text:p text:style-name="P9"><text:span text:style-name="T1">2012,5</text:span></text:p>
          </table:table-cell>
          <table:table-cell table:style-name="Таблица1.C2" office:value-type="string">
            <text:p text:style-name="P11"><text:span text:style-name="T1">1,4520</text:span></text:p>
          </table:table-cell>
          <table:table-cell table:style-name="Таблица1.C2" office:value-type="string">
            <text:p text:style-name="P5"><text:span text:style-name="T1">0,</text:span><text:span text:style-name="T7">39525</text:span></text:p>
          </table:table-cell>
          <table:table-cell table:style-name="Таблица1.F4" office:value-type="string">
            <text:p text:style-name="P5"><text:span text:style-name="T1">1834,2</text:span></text:p>
          </table:table-cell>
          <table:table-cell table:style-name="Таблица1.C2" office:value-type="string">
            <text:p text:style-name="P5"><text:span text:style-name="T1">1,</text:span><text:span text:style-name="T9">56325</text:span></text:p>
          </table:table-cell>
          <table:table-cell table:style-name="Таблица1.C2" office:value-type="string">
            <text:p text:style-name="P5"><text:span text:style-name="T1">0,</text:span><text:span text:style-name="T9">39533</text:span></text:p>
          </table:table-cell>
        </table:table-row>
        <table:table-row table:style-name="Таблица1.1">
          <table:table-cell table:style-name="Таблица1.A3" office:value-type="string">
            <text:p text:style-name="P5"><text:span text:style-name="T1">10</text:span><text:span text:style-name="T2">^6</text:span></text:p>
          </table:table-cell>
          <table:table-cell table:style-name="Таблица1.C2" office:value-type="string">
            <text:p text:style-name="P5"><text:span text:style-name="T3">30523</text:span><text:span text:style-name="T1">,7</text:span></text:p>
          </table:table-cell>
          <table:table-cell table:style-name="Таблица1.C2" office:value-type="string">
            <text:p text:style-name="P8"><text:span text:style-name="T1">14256,3</text:span></text:p>
          </table:table-cell>
          <table:table-cell table:style-name="Таблица1.C2" office:value-type="string">
            <text:p text:style-name="P5"><text:span text:style-name="T1">2,</text:span><text:span text:style-name="T6">4023</text:span></text:p>
          </table:table-cell>
          <table:table-cell table:style-name="Таблица1.C2" office:value-type="string">
            <text:p text:style-name="P5"><text:span text:style-name="T1">0,</text:span><text:span text:style-name="T8">60232</text:span></text:p>
          </table:table-cell>
          <table:table-cell table:style-name="Таблица1.C2" office:value-type="string">
            <text:p text:style-name="P5"><text:span text:style-name="T1">14921,2</text:span></text:p>
          </table:table-cell>
          <table:table-cell table:style-name="Таблица1.C2" office:value-type="string">
            <text:p text:style-name="P13"><text:span text:style-name="T1">2,00215</text:span></text:p>
          </table:table-cell>
          <table:table-cell table:style-name="Таблица1.C2" office:value-type="string">
            <text:p text:style-name="P5"><text:span text:style-name="T1">0,</text:span><text:span text:style-name="T10">49652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5:21:26.956472476</meta:creation-date>
    <meta:generator>LibreOffice/7.3.7.2$Linux_X86_64 LibreOffice_project/30$Build-2</meta:generator>
    <dc:date>2022-12-02T15:48:12.060082777</dc:date>
    <meta:editing-duration>PT9M33S</meta:editing-duration>
    <meta:editing-cycles>21</meta:editing-cycles>
    <meta:document-statistic meta:table-count="1" meta:image-count="0" meta:object-count="0" meta:page-count="3" meta:paragraph-count="37" meta:word-count="473" meta:character-count="4042" meta:non-whitespace-character-count="3129"/>
  </office:meta>
</office:document-meta>
</file>